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fo:break-before="column" table:align="left"/>
    </style:style>
    <style:style style:name="Tabla3.A" style:family="table-column">
      <style:table-column-properties style:column-width="2.127cm"/>
    </style:style>
    <style:style style:name="Tabla3.C" style:family="table-column">
      <style:table-column-properties style:column-width="14.547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16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P2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c20f2" style:font-size-asian="8pt" style:font-name-complex="Lucida Sans" style:font-size-complex="8pt"/>
    </style:style>
    <style:style style:name="P53" style:family="paragraph" style:parent-style-name="Standard">
      <loext:graphic-properties draw:fill="none"/>
      <style:paragraph-properties fo:margin-left="0.101cm" fo:margin-right="0.199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4d4c2a" style:font-size-asian="8pt" style:font-name-complex="Lucida Sans" style:font-size-complex="8pt"/>
    </style:style>
    <style:style style:name="P54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officeooo:rsid="0010c812" style:font-style-asian="normal" style:font-style-complex="normal"/>
    </style:style>
    <style:style style:name="T47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3" style:family="text">
      <style:text-properties style:text-underline-style="none"/>
    </style:style>
    <style:style style:name="T64" style:family="text">
      <style:text-properties fo:font-size="11pt" style:text-underline-style="none" style:font-size-asian="11pt" style:font-size-complex="11pt"/>
    </style:style>
    <style:style style:name="T65" style:family="text">
      <style:text-properties officeooo:rsid="004c20f2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49"/>
          </table:table-cell>
          <table:table-cell table:style-name="Tabla3.A1" office:value-type="string">
            <text:p text:style-name="P49"/>
          </table:table-cell>
          <table:table-cell table:style-name="Tabla3.A1" office:value-type="string">
            <text:p text:style-name="P49"><text:text-input text:description="&lt;for each=&quot;line in o.pack_operation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52"><text:text-input text:description="&lt;formatLang(line.product_qty)&gt;">25,45</text:text-input> </text:p>
          </table:table-cell>
          <table:table-cell table:style-name="Tabla3.A2" office:value-type="string">
            <text:p text:style-name="P53"><text:text-input text:description="&lt;line.product_uom_id.name&gt;">kgs.</text:text-input></text:p>
          </table:table-cell>
          <table:table-cell table:style-name="Tabla3.A2" office:value-type="string">
            <text:p text:style-name="P50">[<text:text-input text:description="&lt;line.product_id.default_code&gt;">9788426574091</text:text-input>] <text:span text:style-name="T65"><text:text-input text:description="&lt;line.product_id.name&gt;">1234567890123456789012345678901230451234567894567891234567894532165465465462</text:text-input></text:span></text:p>
          </table:table-cell>
        </table:table-row>
        <table:table-row table:style-name="Tabla3.3"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P51"/>
          </table:table-cell>
          <table:table-cell table:style-name="Tabla3.A1" office:value-type="string">
            <text:p text:style-name="P51"><text:text-input text:description="&lt;/for&gt;">End For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2.127cm"/>
    </style:style>
    <style:style style:name="Tabla2.C" style:family="table-column">
      <style:table-column-properties style:column-width="14.54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.3cm" fo:margin-bottom="0cm" loext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4b0756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4b0756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4c20f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d4c2a" officeooo:paragraph-rsid="004d4c2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4ee76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fo:letter-spacing="-0.007cm" fo:font-style="normal" officeooo:rsid="0010c812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2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3" style:family="text">
      <style:text-properties style:text-underline-style="none"/>
    </style:style>
    <style:style style:name="MT64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<text:text-input text:description="&lt;o.partner_id.commercial_partner_id.document_type_id.name&gt;">CUIT</text:text-input></text:span><text:span text:style-name="MT32">:</text:span><text:span text:style-name="MT33"> </text:span><text:span text:style-name="MT33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Vendedor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5">Doc. Origen</text:span><text:span text:style-name="MT56">:</text:span><text:span text:style-name="MT57"> </text:span><text:span text:style-name="MT58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 table:number-columns-repeated="2"/>
          <table:table-column table:style-name="Tabla2.C"/>
          <table:table-row table:style-name="Tabla2.1">
            <table:table-cell table:style-name="Tabla2.A1" office:value-type="string">
              <text:p text:style-name="MP36">Cantidad</text:p>
            </table:table-cell>
            <table:table-cell table:style-name="Tabla2.A1" office:value-type="string">
              <text:p text:style-name="MP37">Unidad</text:p>
            </table:table-cell>
            <table:table-cell table:style-name="Tabla2.A1" office:value-type="string">
              <text:p text:style-name="MP38">Descripción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59">OBSERVACIONES</text:span>: <text:span text:style-name="MT60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59">Recibí Conforme</text:span>:</text:p>
              <text:p text:style-name="MP44"><text:span text:style-name="MT59">Fecha</text:span>: <text:s/><text:span text:style-name="MT61"><text:s text:c="5"/>/ <text:s text:c="5"/>/ <text:s text:c="5"/></text:span></text:p>
              <text:p text:style-name="MP44"><text:span text:style-name="MT62">Hora</text:span><text:span text:style-name="MT63">:</text:span><text:span text:style-name="MT64"> <text:s text:c="2"/></text:span><text:span text:style-name="MT61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5-14T18:12:58.555820494</dc:date>
    <meta:editing-duration>P1DT1H15M45S</meta:editing-duration>
    <meta:editing-cycles>330</meta:editing-cycles>
    <meta:generator>LibreOffice/4.4.6.3$Linux_X86_64 LibreOffice_project/40m0$Build-3</meta:generator>
    <meta:document-statistic meta:table-count="6" meta:image-count="0" meta:object-count="0" meta:page-count="1" meta:paragraph-count="56" meta:word-count="245" meta:character-count="1680" meta:non-whitespace-character-count="1450"/>
  </office:meta>
</office:document-meta>
</file>